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ame: Jyoti Pandey</text:span></text:p>
      <text:p text:style-name="P1"><text:span text:style-name="T2"/></text:p>
      <text:p text:style-name="P1"><text:span text:style-name="T3">TASK 1: Using Terraform for creating VPC, SG and EC2 machines</text:span></text:p>
      <text:p text:style-name="P1"><text:span text:style-name="T4"/></text:p>
      <text:p text:style-name="P1"><text:span text:style-name="T5">1. Created a 3 tier network alone with route tables to associate with public and private subnets.</text:span></text:p>
      <text:p text:style-name="P1"><text:span text:style-name="T5">2. Created a Security groups for public and private subnets. with a rule of 22 port open.</text:span></text:p>
      <text:p text:style-name="P1"><text:span text:style-name="T5">3. Created the 3 EC2 -<text:s text:c="2"/>Bastion EC2 into public subnet and other two Jenkins-EC2 and App-ec2 under private subnets</text:span></text:p>
      <text:p text:style-name="P1"><text:span text:style-name="T5">4. Modified the security groups accordingly such that from Bastion-ec2 can access both Jenkins-ec2 instance and app-ec2 instance</text:span></text:p>
      <text:p text:style-name="P1"><text:span text:style-name="T6"/></text:p>
      <text:p text:style-name="P1"><text:span text:style-name="T7">TASK 2:Install docker via ansible playbook</text:span></text:p>
      <text:p text:style-name="P1"><text:span text:style-name="T8"/></text:p>
      <text:p text:style-name="P1"><text:span text:style-name="T9">1. SSH into Bastion-ec2 and installed Ansible.</text:span></text:p>
      <text:p text:style-name="P1"><text:span text:style-name="T9">2. Created an inventory file for Jenkins-ec2 and app-ec2 instances and added details like private ip, username and path to pem files.</text:span></text:p>
      <text:p text:style-name="P1"><text:span text:style-name="T9">3. Created a docker-play book file and installed Docker on Jenkins-ec2 and app-ec2 instances through ansible playbook file</text:span></text:p>
      <text:p text:style-name="P1"><text:span text:style-name="T9">4. On Bastion-ec2 created an application Load balancer and registered Jenkins-ec2 and app-ec2 instances</text:span></text:p>
      <text:p text:style-name="P1"><text:span text:style-name="T9">5. Form Bastion-ec2, SSH into Jenkins-ec2 and Verified Docker installation version</text:span></text:p>
      <text:p text:style-name="P1"><text:span text:style-name="T9">6. Installed Jenkins such that it access to LoadBalancer_DNS/Jenkins</text:span></text:p>
      <text:p text:style-name="P1"><text:span text:style-name="T10"/></text:p>
      <text:p text:style-name="P1"><text:span text:style-name="T11">TASK3:</text:span></text:p>
      <text:p text:style-name="P1"><text:span text:style-name="T12"/></text:p>
      <text:p text:style-name="P1"><text:span text:style-name="T13">1.On Bastion-ec2 , created a Docker file for node app and pushed into git hub repository</text:span></text:p>
      <text:p text:style-name="P1"><text:span text:style-name="T13">2.Opened the Jenkins server , configured the clouds (appserver) node then created a declarative pipeline code such that it download the docker file from GitHub , build it , and pushed into AWS ECR. ( Added applicable plugins to perform this step)</text:span></text:p>
      <text:p text:style-name="P1"><text:span text:style-name="T13">3.From Jenkins pipeline code , SSH into APP server and deployed the nodeapp in to app server.</text:span></text:p>
      <text:p text:style-name="P1"><text:span text:style-name="T13">4. GitHub link for all the terraform, ansible and Docker file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